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B4000001F4B37F2D9E.png" manifest:media-type="image/png"/>
  <manifest:file-entry manifest:full-path="Pictures/1000000100000359000002A4208DF5B5.png" manifest:media-type="image/png"/>
  <manifest:file-entry manifest:full-path="Pictures/10000001000001FC000001D857F28402.png" manifest:media-type="image/png"/>
  <manifest:file-entry manifest:full-path="Pictures/10000001000005000000042024F1C6C3.png" manifest:media-type="image/png"/>
  <manifest:file-entry manifest:full-path="Pictures/100000010000016800000169B9D7621B.png" manifest:media-type="image/png"/>
  <manifest:file-entry manifest:full-path="Pictures/1000000100000839000005DC0ABB489B.png" manifest:media-type="image/png"/>
  <manifest:file-entry manifest:full-path="Pictures/10000001000002600000026056C64066.png" manifest:media-type="image/png"/>
  <manifest:file-entry manifest:full-path="Pictures/10000001000004D800000262442BF0C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marker-start="Arrow" draw:marker-start-width="0.3cm" draw:marker-end="Arrowheads_20_2" draw:marker-end-width="0.3cm" draw:textarea-vertical-align="middle" loext:decorative="false"/>
    </style:style>
    <style:style style:name="gr2"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0.703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0.412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1.234cm" loext:decorative="false"/>
      <style:paragraph-properties style:writing-mode="lr-tb"/>
    </style:style>
    <style:style style:name="gr7" style:family="graphic" style:parent-style-name="standard">
      <style:graphic-properties draw:textarea-horizontal-align="justify" draw:textarea-vertical-align="middle" draw:auto-grow-height="false" fo:min-height="0.574cm" fo:min-width="0.745cm" fo:wrap-option="wrap" loext:decorative="false"/>
    </style:style>
    <style:style style:name="gr8" style:family="graphic" style:parent-style-name="standard">
      <style:graphic-properties draw:marker-start="Arrowheads_20_5" draw:marker-start-width="0.3cm" draw:marker-end="Arrowheads_20_5" draw:marker-end-width="0.3cm" draw:textarea-vertical-align="middle" loext:decorative="fals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12pt" style:font-size-asian="12pt" style:font-size-complex="12pt"/>
    </style:style>
    <style:style style:name="P3" style:family="paragraph">
      <loext:graphic-properties draw:fill="none" draw:fill-color="#ffffff"/>
      <style:paragraph-properties fo:text-align="center"/>
      <style:text-properties style:font-name="Liberation Sans" fo:font-size="12pt" style:font-size-asian="12pt" style:font-size-complex="12pt"/>
    </style:style>
    <style:style style:name="P4" style:family="paragraph">
      <loext:graphic-properties draw:fill="none" draw:fill-color="#ffffff"/>
      <style:text-properties fo:font-size="10.5pt" style:font-size-asian="10.5pt" style:font-size-complex="10.5pt"/>
    </style:style>
    <style:style style:name="P5" style:family="paragraph">
      <loext:graphic-properties draw:fill="none"/>
      <style:paragraph-properties fo:text-align="center"/>
    </style:style>
    <style:style style:name="T1" style:family="text">
      <style:text-properties fo:font-size="12pt" style:font-size-asian="12pt" style:font-size-complex="12pt"/>
    </style:style>
    <style:style style:name="T2" style:family="text">
      <style:text-properties style:font-name="Liberation Sans" fo:font-size="12pt" style:font-size-asian="12pt" style:font-size-complex="12pt"/>
    </style:style>
    <style:style style:name="T3" style:family="text">
      <style:text-properties fo:font-size="10.5pt" style:font-size-asian="10.5pt" style:font-size-complex="10.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line draw:style-name="gr1" draw:text-style-name="P1" draw:layer="layout" svg:x1="2.27cm" svg:y1="8.62cm" svg:x2="19.415cm" svg:y2="8.62cm">
          <text:p/>
        </draw:line>
        <draw:frame draw:style-name="gr2" draw:text-style-name="P2" draw:layer="layout" svg:width="4.445cm" svg:height="1.905cm" svg:x="2.287cm" svg:y="7.762cm">
          <draw:text-box>
            <text:p text:style-name="P1"><text:span text:style-name="T1">Pure offload</text:span></text:p>
          </draw:text-box>
        </draw:frame>
        <draw:frame draw:style-name="gr2" draw:text-style-name="P3" draw:layer="layout" svg:width="4.445cm" svg:height="1.905cm" svg:x="15.235cm" svg:y="7.762cm">
          <draw:text-box>
            <text:p text:style-name="P1"><text:span text:style-name="T2">N</text:span><text:span text:style-name="T2">o</text:span><text:span text:style-name="T2"> </text:span><text:span text:style-name="T2">o</text:span><text:span text:style-name="T2">f</text:span><text:span text:style-name="T2">f</text:span><text:span text:style-name="T2">l</text:span><text:span text:style-name="T2">o</text:span><text:span text:style-name="T2">a</text:span><text:span text:style-name="T2">d</text:span></text:p>
          </draw:text-box>
        </draw:frame>
        <draw:frame draw:style-name="gr2" draw:text-style-name="P2" draw:layer="layout" svg:width="4.445cm" svg:height="1.905cm" svg:x="8.636cm" svg:y="7.763cm">
          <draw:text-box>
            <text:p text:style-name="P1"><text:span text:style-name="T1">Partial offload</text:span></text:p>
          </draw:text-box>
        </draw:frame>
        <draw:frame draw:style-name="gr3" draw:text-style-name="P4" draw:layer="layout" svg:width="3.175cm" svg:height="0.953cm" svg:x="16.317cm" svg:y="10.207cm">
          <draw:text-box>
            <text:p><text:span text:style-name="T3">Server rack</text:span></text:p>
          </draw:text-box>
        </draw:frame>
        <draw:frame draw:style-name="gr4" draw:text-style-name="P4" draw:layer="layout" svg:width="1.587cm" svg:height="0.662cm" svg:x="5.07cm" svg:y="10.385cm">
          <draw:text-box>
            <text:p><text:span text:style-name="T3">VDI</text:span></text:p>
          </draw:text-box>
        </draw:frame>
        <draw:frame draw:style-name="gr5" draw:text-style-name="P5" draw:layer="layout" svg:width="3.396cm" svg:height="1.671cm" svg:x="9.234cm" svg:y="8.854cm">
          <draw:image xlink:href="Pictures/10000001000004D800000262442BF0C9.png" xlink:type="simple" xlink:show="embed" xlink:actuate="onLoad" draw:mime-type="image/png">
            <text:p/>
          </draw:image>
        </draw:frame>
        <draw:frame draw:style-name="gr6" draw:text-style-name="P4" draw:layer="layout" svg:width="2.857cm" svg:height="1.484cm" svg:x="9.608cm" svg:y="10.328cm">
          <draw:text-box>
            <text:p><text:span text:style-name="T3">Chromebook</text:span></text:p>
          </draw:text-box>
        </draw:frame>
        <draw:frame draw:style-name="gr5" draw:text-style-name="P5" draw:layer="layout" svg:width="1.799cm" svg:height="1.804cm" svg:x="1.992cm" svg:y="8.737cm">
          <draw:image xlink:href="Pictures/100000010000016800000169B9D7621B.png" xlink:type="simple" xlink:show="embed" xlink:actuate="onLoad" draw:mime-type="image/png">
            <text:p/>
          </draw:image>
        </draw:frame>
        <draw:frame draw:style-name="gr6" draw:text-style-name="P4" draw:layer="layout" svg:width="2.857cm" svg:height="1.484cm" svg:x="2.092cm" svg:y="12.53cm">
          <draw:text-box>
            <text:p><text:span text:style-name="T3">IoT Devices</text:span></text:p>
          </draw:text-box>
        </draw:frame>
        <draw:custom-shape draw:style-name="gr7" draw:text-style-name="P1" draw:layer="layout" svg:width="1.905cm" svg:height="1.27cm" svg:x="5.752cm" svg:y="8.8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5" draw:layer="layout" svg:width="1.587cm" svg:height="1.309cm" svg:x="5.853cm" svg:y="11.26cm">
          <draw:image xlink:href="Pictures/10000001000005000000042024F1C6C3.png" xlink:type="simple" xlink:show="embed" xlink:actuate="onLoad" draw:mime-type="image/png">
            <text:p/>
          </draw:image>
        </draw:frame>
        <draw:line draw:style-name="gr8" draw:text-style-name="P1" draw:layer="layout" svg:x1="6.705cm" svg:y1="10.207cm" svg:x2="6.705cm" svg:y2="11.16cm">
          <text:p/>
        </draw:line>
        <draw:frame draw:style-name="gr6" draw:text-style-name="P4" draw:layer="layout" svg:width="2.857cm" svg:height="1.484cm" svg:x="11.309cm" svg:y="11.728cm">
          <draw:text-box>
            <text:p><text:span text:style-name="T3">Smartphone AI Assistant</text:span></text:p>
          </draw:text-box>
        </draw:frame>
        <draw:frame draw:style-name="gr5" draw:text-style-name="P5" draw:layer="layout" svg:width="2.858cm" svg:height="2.656cm" svg:x="8.567cm" svg:y="10.826cm">
          <draw:image xlink:href="Pictures/10000001000001FC000001D857F28402.png" xlink:type="simple" xlink:show="embed" xlink:actuate="onLoad" draw:mime-type="image/png">
            <text:p/>
          </draw:image>
        </draw:frame>
        <draw:frame draw:style-name="gr5" draw:text-style-name="P5" draw:layer="layout" svg:width="0.952cm" svg:height="0.952cm" svg:x="10.272cm" svg:y="11.895cm">
          <draw:image xlink:href="Pictures/10000001000002600000026056C64066.png" xlink:type="simple" xlink:show="embed" xlink:actuate="onLoad" draw:mime-type="image/png">
            <text:p/>
          </draw:image>
        </draw:frame>
        <draw:frame draw:style-name="gr5" draw:text-style-name="P5" draw:layer="layout" svg:width="2.565cm" svg:height="1.828cm" svg:x="2.627cm" svg:y="10.525cm">
          <draw:image xlink:href="Pictures/1000000100000839000005DC0ABB489B.png" xlink:type="simple" xlink:show="embed" xlink:actuate="onLoad" draw:mime-type="image/png">
            <text:p/>
          </draw:image>
        </draw:frame>
        <draw:frame draw:style-name="gr5" draw:text-style-name="P5" draw:layer="layout" svg:width="3.175cm" svg:height="2.504cm" svg:x="14.852cm" svg:y="11.16cm">
          <draw:image xlink:href="Pictures/1000000100000359000002A4208DF5B5.png" xlink:type="simple" xlink:show="embed" xlink:actuate="onLoad" draw:mime-type="image/png">
            <text:p/>
          </draw:image>
        </draw:frame>
        <draw:frame draw:style-name="gr6" draw:text-style-name="P4" draw:layer="layout" svg:width="2.857cm" svg:height="1.484cm" svg:x="17.41cm" svg:y="11.728cm">
          <draw:text-box>
            <text:p><text:span text:style-name="T3">Gaming console</text:span></text:p>
          </draw:text-box>
        </draw:frame>
        <draw:frame draw:style-name="gr9" draw:text-style-name="P1" draw:layer="layout" svg:width="3.079cm" svg:height="1.279cm" svg:x="16.078cm" svg:y="8.937cm">
          <draw:image xlink:href="Pictures/10000001000004B4000001F4B37F2D9E.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20" svg:d="M0 20l10-20 10 20z"/>
    <draw:marker draw:name="Arrowheads_20_2" draw:display-name="Arrowheads 2" svg:viewBox="0 0 20 20" svg:d="M0 20l10-20 10 20z"/>
    <draw:marker draw:name="Arrowheads_20_5" draw:display-name="Arrowheads 5" svg:viewBox="0 0 20 13" svg:d="M0 13l10-13 10 13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imbus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imbus Sans" style:font-family-asian="'Nimbus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4:18:25.892189096</meta:creation-date>
    <dc:date>2024-11-22T11:10:08.099812302</dc:date>
    <meta:editing-duration>PT17M12S</meta:editing-duration>
    <meta:editing-cycles>3</meta:editing-cycles>
    <meta:generator>LibreOffice/24.8.3.2$Linux_X86_64 LibreOffice_project/480$Build-2</meta:generator>
    <meta:document-statistic meta:object-count="20"/>
  </office:meta>
</office:document-meta>
</file>